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555555"/>
    </style:style>
    <style:style style:name="gr2" style:family="graphic" style:parent-style-name="standard">
      <style:graphic-properties svg:stroke-width="0.002cm" svg:stroke-color="#000000" draw:fill="none" draw:fill-color="#ffffff" fo:padding-top="-0.049cm" fo:padding-bottom="-0.049cm" fo:padding-left="-0.049cm" fo:padding-right="-0.049cm"/>
    </style:style>
    <style:style style:name="gr3" style:family="graphic" style:parent-style-name="standard">
      <style:graphic-properties draw:stroke="none" svg:stroke-width="0.002cm" draw:fill-color="#ffe0d4"/>
    </style:style>
    <style:style style:name="gr4" style:family="graphic" style:parent-style-name="standard">
      <style:graphic-properties draw:stroke="none" svg:stroke-width="0.002cm" draw:fill-color="#8f5b1a"/>
    </style:style>
    <style:style style:name="gr5" style:family="graphic" style:parent-style-name="standard">
      <style:graphic-properties draw:stroke="none" svg:stroke-width="0.002cm" draw:fill-color="#000000"/>
    </style:style>
    <style:style style:name="gr6" style:family="graphic" style:parent-style-name="standard">
      <style:graphic-properties draw:stroke="none" svg:stroke-width="0.002cm" draw:fill-color="#d4f3ff"/>
    </style:style>
    <style:style style:name="gr7" style:family="graphic" style:parent-style-name="standard">
      <style:graphic-properties draw:stroke="none" svg:stroke-width="0.002cm" draw:fill-color="#005a80"/>
    </style:style>
    <style:style style:name="gr8" style:family="graphic" style:parent-style-name="standard">
      <style:graphic-properties draw:stroke="none" svg:stroke-width="0.002cm" draw:fill-color="#aaaaaa"/>
    </style:style>
    <style:style style:name="gr9" style:family="graphic" style:parent-style-name="standard">
      <style:graphic-properties svg:stroke-width="0.002cm" svg:stroke-color="#aaaaaa" draw:fill="none" draw:fill-color="#ffffff" fo:padding-top="-0.049cm" fo:padding-bottom="-0.049cm" fo:padding-left="-0.049cm" fo:padding-right="-0.049cm"/>
    </style:style>
  </office:automatic-styles>
  <office:body>
    <office:drawing>
      <draw:page draw:name="page1" draw:style-name="dp1" draw:master-page-name="Default">
        <draw:g>
          <draw:glue-point draw:id="4" svg:x="0.946cm" svg:y="-5cm"/>
          <draw:glue-point draw:id="5" svg:x="1.755cm" svg:y="-5cm"/>
          <draw:glue-point draw:id="6" svg:x="-4.64cm" svg:y="5cm"/>
          <draw:glue-point draw:id="7" svg:x="-2.836cm" svg:y="5cm"/>
          <draw:glue-point draw:id="8" svg:x="-3.738cm" svg:y="5cm"/>
          <draw:glue-point draw:id="9" svg:x="-5cm" svg:y="-1.667cm"/>
          <draw:glue-point draw:id="10" svg:x="-5cm" svg:y="-1.294cm"/>
          <draw:glue-point draw:id="11" svg:x="5cm" svg:y="-1.339cm"/>
          <draw:glue-point draw:id="12" svg:x="0.753cm" svg:y="-0.401cm"/>
          <draw:polygon draw:style-name="gr1" draw:layer="layout" svg:width="0.243cm" svg:height="0.093cm" svg:x="0.34cm" svg:y="1.896cm" svg:viewBox="0 0 244 94" draw:points="5,0 0,33 5,55 27,71 54,82 70,77 70,60 108,77 135,88 179,94 238,94 244,77 211,55 184,33 157,16 124,0">
            <text:p/>
          </draw:polygon>
          <draw:polygon draw:style-name="gr2" draw:layer="layout" svg:width="0.243cm" svg:height="0.093cm" svg:x="0.34cm" svg:y="1.896cm" svg:viewBox="0 0 244 94" draw:points="5,0 0,33 5,55 27,71 54,82 70,77 70,60 108,77 135,88 179,94 238,94 244,77 211,55 184,33 157,16 124,0">
            <text:p/>
          </draw:polygon>
          <draw:polygon draw:style-name="gr1" draw:layer="layout" svg:width="0.173cm" svg:height="0.12cm" svg:x="0.022cm" svg:y="1.88cm" svg:viewBox="0 0 174 121" draw:points="168,5 174,38 168,66 135,93 114,104 108,121 0,121 0,77 11,60 32,38 54,22 59,0">
            <text:p/>
          </draw:polygon>
          <draw:polygon draw:style-name="gr2" draw:layer="layout" svg:width="0.173cm" svg:height="0.12cm" svg:x="0.022cm" svg:y="1.88cm" svg:viewBox="0 0 174 121" draw:points="168,5 174,38 168,66 135,93 114,104 108,121 0,121 0,77 11,60 32,38 54,22 59,0">
            <text:p/>
          </draw:polygon>
          <draw:polygon draw:style-name="gr3" draw:layer="layout" svg:width="0.194cm" svg:height="0.328cm" svg:x="0.222cm" svg:y="0.027cm" svg:viewBox="0 0 195 329" draw:points="130,0 162,5 195,32 189,109 195,137 189,180 179,213 162,230 140,230 162,274 119,329 32,274 43,219 27,175 0,120 37,93 70,5">
            <text:p/>
          </draw:polygon>
          <draw:polygon draw:style-name="gr2" draw:layer="layout" svg:width="0.194cm" svg:height="0.328cm" svg:x="0.222cm" svg:y="0.027cm" svg:viewBox="0 0 195 329" draw:points="130,0 162,5 195,32 189,109 195,137 189,180 179,213 162,230 140,230 162,274 119,329 32,274 43,219 27,175 0,120 37,93 70,5">
            <text:p/>
          </draw:polygon>
          <draw:polygon draw:style-name="gr4" draw:layer="layout" svg:width="0.211cm" svg:height="0.246cm" svg:x="0.194cm" svg:y="0cm" svg:viewBox="0 0 212 247" draw:points="212,0 97,65 108,82 114,109 108,137 92,175 70,148 54,153 38,164 70,197 70,230 70,247 32,186 5,137 0,104 5,82 21,60 38,44 59,33 81,21 119,10 163,0">
            <text:p/>
          </draw:polygon>
          <draw:polygon draw:style-name="gr2" draw:layer="layout" svg:width="0.211cm" svg:height="0.246cm" svg:x="0.194cm" svg:y="0cm" svg:viewBox="0 0 212 247" draw:points="212,0 97,65 108,82 114,109 108,137 92,175 70,148 54,153 38,164 70,197 70,230 70,247 32,186 5,137 0,104 5,82 21,60 38,44 59,33 81,21 119,10 163,0">
            <text:p/>
          </draw:polygon>
          <draw:polygon draw:style-name="gr4" draw:layer="layout" svg:width="0.07cm" svg:height="0.098cm" svg:x="0.384cm" svg:y="0.033cm" svg:viewBox="0 0 71 99" draw:points="0,0 16,21 32,43 32,65 27,99 71,21 49,11">
            <text:p/>
          </draw:polygon>
          <draw:polygon draw:style-name="gr2" draw:layer="layout" svg:width="0.07cm" svg:height="0.098cm" svg:x="0.384cm" svg:y="0.033cm" svg:viewBox="0 0 71 99" draw:points="0,0 16,21 32,43 32,65 27,99 71,21 49,11">
            <text:p/>
          </draw:polygon>
          <draw:polygon draw:style-name="gr5" draw:layer="layout" svg:width="0.049cm" svg:height="0.017cm" svg:x="0.324cm" svg:y="0.109cm" svg:viewBox="0 0 50 18" draw:points="50,0 39,18 0,18 5,6 16,0">
            <text:p/>
          </draw:polygon>
          <draw:polygon draw:style-name="gr2" draw:layer="layout" svg:width="0.049cm" svg:height="0.017cm" svg:x="0.324cm" svg:y="0.109cm" svg:viewBox="0 0 50 18" draw:points="50,0 39,18 0,18 5,6 16,0">
            <text:p/>
          </draw:polygon>
          <draw:polygon draw:style-name="gr5" draw:layer="layout" svg:width="0.022cm" svg:height="0.017cm" svg:x="0.389cm" svg:y="0.109cm" svg:viewBox="0 0 23 18" draw:points="17,6 11,0 0,6 5,18 23,11">
            <text:p/>
          </draw:polygon>
          <draw:polygon draw:style-name="gr2" draw:layer="layout" svg:width="0.022cm" svg:height="0.017cm" svg:x="0.389cm" svg:y="0.109cm" svg:viewBox="0 0 23 18" draw:points="17,6 11,0 0,6 5,18 23,11">
            <text:p/>
          </draw:polygon>
          <draw:polygon draw:style-name="gr5" draw:layer="layout" svg:width="0.022cm" svg:height="0.011cm" svg:x="0.367cm" svg:y="0.158cm" svg:viewBox="0 0 23 12" draw:points="23,0 23,12 0,12">
            <text:p/>
          </draw:polygon>
          <draw:polygon draw:style-name="gr2" draw:layer="layout" svg:width="0.022cm" svg:height="0.011cm" svg:x="0.367cm" svg:y="0.158cm" svg:viewBox="0 0 23 12" draw:points="23,0 23,12 0,12">
            <text:p/>
          </draw:polygon>
          <draw:polygon draw:style-name="gr5" draw:layer="layout" svg:width="0.043cm" svg:height="0.011cm" svg:x="0.346cm" svg:y="0.191cm" svg:viewBox="0 0 44 12" draw:points="0,12 44,12 33,0">
            <text:p/>
          </draw:polygon>
          <draw:polygon draw:style-name="gr2" draw:layer="layout" svg:width="0.043cm" svg:height="0.011cm" svg:x="0.346cm" svg:y="0.191cm" svg:viewBox="0 0 44 12" draw:points="0,12 44,12 33,0">
            <text:p/>
          </draw:polygon>
          <draw:polygon draw:style-name="gr5" draw:layer="layout" svg:width="0.011cm" svg:height="0.011cm" svg:x="0.367cm" svg:y="0.213cm" svg:viewBox="0 0 12 12" draw:points="0,0 12,0 5,12">
            <text:p/>
          </draw:polygon>
          <draw:polygon draw:style-name="gr2" draw:layer="layout" svg:width="0.011cm" svg:height="0.011cm" svg:x="0.367cm" svg:y="0.213cm" svg:viewBox="0 0 12 12" draw:points="0,0 12,0 5,12">
            <text:p/>
          </draw:polygon>
          <draw:polygon draw:style-name="gr6" draw:layer="layout" svg:width="0.216cm" svg:height="0.421cm" svg:x="0.205cm" svg:y="0.268cm" svg:viewBox="0 0 217 422" draw:points="59,0 146,71 173,22 211,43 217,180 157,422 16,197 0,60 27,38 43,27">
            <text:p/>
          </draw:polygon>
          <draw:polygon draw:style-name="gr2" draw:layer="layout" svg:width="0.216cm" svg:height="0.421cm" svg:x="0.205cm" svg:y="0.268cm" svg:viewBox="0 0 217 422" draw:points="59,0 146,71 173,22 211,43 217,180 157,422 16,197 0,60 27,38 43,27">
            <text:p/>
          </draw:polygon>
          <draw:polygon draw:style-name="gr7" draw:layer="layout" svg:width="0.07cm" svg:height="0.366cm" svg:x="0.319cm" svg:y="0.339cm" svg:viewBox="0 0 71 367" draw:points="32,10 21,0 10,21 21,27 0,262 49,367 71,262 60,224 38,32 54,21 43,5">
            <text:p/>
          </draw:polygon>
          <draw:polygon draw:style-name="gr2" draw:layer="layout" svg:width="0.07cm" svg:height="0.366cm" svg:x="0.319cm" svg:y="0.339cm" svg:viewBox="0 0 71 367" draw:points="32,10 21,0 10,21 21,27 0,262 49,367 71,262 60,224 38,32 54,21 43,5">
            <text:p/>
          </draw:polygon>
          <draw:polygon draw:style-name="gr8" draw:layer="layout" svg:width="0.6cm" svg:height="1.607cm" svg:x="0cm" svg:y="0.3cm" svg:viewBox="0 0 601 1608" draw:points="0,371 10,295 21,180 32,104 27,87 91,54 146,43 200,21 232,5 281,142 362,350 400,131 400,0 530,54 568,71 590,93 584,114 579,158 573,229 590,333 601,431 509,574 530,645 530,689 514,694 509,1099 481,1602 335,1608 330,1033 324,880 281,1148 249,1356 211,1596 70,1596 81,1454 103,1290 108,1143 119,951 124,787 130,749 135,694 108,689 130,618 10,486 0,437 0,377 0,371 119,371 124,366 146,300 151,371 162,448 119,410 119,371">
            <text:p/>
          </draw:polygon>
          <draw:polygon draw:style-name="gr8" draw:layer="layout" svg:width="0.6cm" svg:height="1.607cm" svg:x="0cm" svg:y="0.3cm" svg:viewBox="0 0 601 1608" draw:points="0,371 10,295 21,180 32,104 27,87 91,54 146,43 200,21 232,5 281,142 362,350 400,131 400,0 530,54 568,71 590,93 584,114 579,158 573,229 590,333 601,431 509,574 530,645 530,689 514,694 509,1099 481,1602 335,1608 330,1033 324,880 281,1148 249,1356 211,1596 70,1596 81,1454 103,1290 108,1143 119,951 124,787 130,749 135,694 108,689 130,618 10,486 0,437 0,377 0,371 119,371 124,366 146,300 151,371 162,448 119,410 119,371">
            <text:p/>
          </draw:polygon>
          <draw:path draw:style-name="gr9" draw:layer="layout" svg:width="0.599cm" svg:height="1.607cm" svg:x="0.001cm" svg:y="0.3cm" svg:viewBox="0 0 600 1608" svg:d="m0 366 10-71 10-115 11-76-5-17 65-33 54-11 54-22 32-16 49 137 81 208 38-219v-131l130 54 38 17 22 22-6 21-5 44-6 71 17 104 11 98-92 143 21 71v44l-16 5-5 405-28 503-146 6-5-575-6-153-43 268-32 208-38 240h-141l11-142 22-164 5-147 11-192 5-164 6-38 5-55-27-5 22-71-119-132-10-45zm0-70h118l5-5 22-66 5 71 11 77-43-38v-39zm-118-5z">
            <text:p/>
          </draw:path>
          <draw:path draw:style-name="gr2" draw:layer="layout" svg:width="0.599cm" svg:height="1.607cm" svg:x="0.001cm" svg:y="0.3cm" svg:viewBox="0 0 600 1608" svg:d="m0 366 10-71 10-115 11-76-5-17 65-33 54-11 54-22 32-16 49 137 81 208 38-219v-131l130 54 38 17 22 22-6 21-5 44-6 71 17 104 11 98-92 143 21 71v44l-16 5-5 405-28 503-146 6-5-575-6-153-43 268-32 208-38 240h-141l11-142 22-164 5-147 11-192 5-164 6-38 5-55-27-5 22-71-119-132-10-45zm0-75z">
            <text:p/>
          </draw:path>
          <draw:polygon draw:style-name="gr2" draw:layer="layout" svg:width="0.043cm" svg:height="0.148cm" svg:x="0.119cm" svg:y="0.601cm" svg:viewBox="0 0 44 149" draw:points="27,0 33,71 44,149 0,110 5,6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Man</dc:title>
    <meta:creation-date>2011-02-07T16:43:08</meta:creation-date>
    <meta:editing-duration>P0D</meta:editing-duration>
    <meta:editing-cycles>1</meta:editing-cycles>
    <meta:document-statistic meta:object-count="30"/>
    <meta:generator>OpenOffice.org/3.3$Linux OpenOffice.org_project/330m20$Build-9567</meta:generator>
  </office:meta>
</office:document-meta>
</file>